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06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4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demarcation.code</text:p>
          </table:table-cell>
          <table:table-cell office:value-type="string" calcext:value-type="string">
            <text:p>financial_year_end.year</text:p>
          </table:table-cell>
          <table:table-cell office:value-type="string" calcext:value-type="string">
            <text:p>amount_type.label</text:p>
          </table:table-cell>
          <table:table-cell office:value-type="string" calcext:value-type="string">
            <text:p>amount_type.code</text:p>
          </table:table-cell>
          <table:table-cell office:value-type="string" calcext:value-type="string">
            <text:p>item.return_form_structure</text:p>
          </table:table-cell>
          <table:table-cell office:value-type="string" calcext:value-type="string">
            <text:p>item.label</text:p>
          </table:table-cell>
          <table:table-cell office:value-type="string" calcext:value-type="string">
            <text:p>item.code</text:p>
          </table:table-cell>
          <table:table-cell office:value-type="string" calcext:value-type="string">
            <text:p>renewal_of_existing.sum</text:p>
          </table:table-cell>
          <table:table-cell office:value-type="string" calcext:value-type="string">
            <text:p>repairs_maintenance.sum</text:p>
          </table:table-cell>
          <table:table-cell office:value-type="string" calcext:value-type="string">
            <text:p>total_assets.sum</text:p>
          </table:table-cell>
          <table:table-cell office:value-type="string" calcext:value-type="string">
            <text:p>new_assets.sum</text:p>
          </table:table-cell>
          <table:table-cell office:value-type="string" calcext:value-type="string">
            <text:p>asset_register_summary.su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Roads, Pavements, Bridges &amp; Storm Water</text:p>
          </table:table-cell>
          <table:table-cell office:value-type="float" office:value="300" calcext:value-type="float">
            <text:p>300</text:p>
          </table:table-cell>
          <table:table-cell office:value-type="float" office:value="489554830" calcext:value-type="float">
            <text:p>489554830</text:p>
          </table:table-cell>
          <table:table-cell office:value-type="float" office:value="430595432" calcext:value-type="float">
            <text:p>430595432</text:p>
          </table:table-cell>
          <table:table-cell office:value-type="float" office:value="1180869690" calcext:value-type="float">
            <text:p>1180869690</text:p>
          </table:table-cell>
          <table:table-cell office:value-type="float" office:value="691314860" calcext:value-type="float">
            <text:p>691314860</text:p>
          </table:table-cell>
          <table:table-cell office:value-type="float" office:value="8250727998" calcext:value-type="float">
            <text:p>82507279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Water Reservoirs &amp; Reticulation</text:p>
          </table:table-cell>
          <table:table-cell office:value-type="float" office:value="400" calcext:value-type="float">
            <text:p>400</text:p>
          </table:table-cell>
          <table:table-cell office:value-type="float" office:value="405673536" calcext:value-type="float">
            <text:p>405673536</text:p>
          </table:table-cell>
          <table:table-cell office:value-type="float" office:value="51128732" calcext:value-type="float">
            <text:p>51128732</text:p>
          </table:table-cell>
          <table:table-cell office:value-type="float" office:value="561264627" calcext:value-type="float">
            <text:p>561264627</text:p>
          </table:table-cell>
          <table:table-cell office:value-type="float" office:value="155591091" calcext:value-type="float">
            <text:p>155591091</text:p>
          </table:table-cell>
          <table:table-cell office:value-type="float" office:value="2286373000" calcext:value-type="float">
            <text:p>2286373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ar Parks, Bus Terminals and Taxi Ranks</text:p>
          </table:table-cell>
          <table:table-cell office:value-type="float" office:value="500" calcext:value-type="float">
            <text:p>500</text:p>
          </table:table-cell>
          <table:table-cell office:value-type="float" office:value="110626540" calcext:value-type="float">
            <text:p>110626540</text:p>
          </table:table-cell>
          <table:table-cell office:value-type="float" office:value="0" calcext:value-type="float">
            <text:p>0</text:p>
          </table:table-cell>
          <table:table-cell office:value-type="float" office:value="147239643" calcext:value-type="float">
            <text:p>147239643</text:p>
          </table:table-cell>
          <table:table-cell office:value-type="float" office:value="36613103" calcext:value-type="float">
            <text:p>36613103</text:p>
          </table:table-cell>
          <table:table-cell office:value-type="float" office:value="1876679687" calcext:value-type="float">
            <text:p>18766796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Electricity Reticulation</text:p>
          </table:table-cell>
          <table:table-cell office:value-type="float" office:value="600" calcext:value-type="float">
            <text:p>600</text:p>
          </table:table-cell>
          <table:table-cell office:value-type="float" office:value="466390780" calcext:value-type="float">
            <text:p>466390780</text:p>
          </table:table-cell>
          <table:table-cell office:value-type="float" office:value="355131767" calcext:value-type="float">
            <text:p>355131767</text:p>
          </table:table-cell>
          <table:table-cell office:value-type="float" office:value="867357962" calcext:value-type="float">
            <text:p>867357962</text:p>
          </table:table-cell>
          <table:table-cell office:value-type="float" office:value="400967182" calcext:value-type="float">
            <text:p>400967182</text:p>
          </table:table-cell>
          <table:table-cell office:value-type="float" office:value="5770434002" calcext:value-type="float">
            <text:p>57704340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ewerage Purification &amp; Reticulation</text:p>
          </table:table-cell>
          <table:table-cell office:value-type="float" office:value="700" calcext:value-type="float">
            <text:p>700</text:p>
          </table:table-cell>
          <table:table-cell office:value-type="float" office:value="467649716" calcext:value-type="float">
            <text:p>467649716</text:p>
          </table:table-cell>
          <table:table-cell office:value-type="float" office:value="118364961" calcext:value-type="float">
            <text:p>118364961</text:p>
          </table:table-cell>
          <table:table-cell office:value-type="float" office:value="689034933" calcext:value-type="float">
            <text:p>689034933</text:p>
          </table:table-cell>
          <table:table-cell office:value-type="float" office:value="221385217" calcext:value-type="float">
            <text:p>221385217</text:p>
          </table:table-cell>
          <table:table-cell office:value-type="float" office:value="2629980000" calcext:value-type="float">
            <text:p>262998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Housing</text:p>
          </table:table-cell>
          <table:table-cell office:value-type="float" office:value="800" calcext:value-type="float">
            <text:p>800</text:p>
          </table:table-cell>
          <table:table-cell office:value-type="float" office:value="124427736" calcext:value-type="float">
            <text:p>124427736</text:p>
          </table:table-cell>
          <table:table-cell office:value-type="float" office:value="0" calcext:value-type="float">
            <text:p>0</text:p>
          </table:table-cell>
          <table:table-cell office:value-type="float" office:value="169250818" calcext:value-type="float">
            <text:p>169250818</text:p>
          </table:table-cell>
          <table:table-cell office:value-type="float" office:value="44823082" calcext:value-type="float">
            <text:p>44823082</text:p>
          </table:table-cell>
          <table:table-cell office:value-type="float" office:value="2384652579" calcext:value-type="float">
            <text:p>23846525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treet Lighting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9324378" calcext:value-type="float">
            <text:p>39324378</text:p>
          </table:table-cell>
          <table:table-cell table:number-columns-repeated="2" office:value-type="float" office:value="68877329" calcext:value-type="float">
            <text:p>68877329</text:p>
          </table:table-cell>
          <table:table-cell office:value-type="float" office:value="364877224" calcext:value-type="float">
            <text:p>364877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Refuse sites</text:p>
          </table:table-cell>
          <table:table-cell office:value-type="float" office:value="1000" calcext:value-type="float">
            <text:p>1000</text:p>
          </table:table-cell>
          <table:table-cell office:value-type="float" office:value="87175520" calcext:value-type="float">
            <text:p>87175520</text:p>
          </table:table-cell>
          <table:table-cell office:value-type="float" office:value="0" calcext:value-type="float">
            <text:p>0</text:p>
          </table:table-cell>
          <table:table-cell office:value-type="float" office:value="156166764" calcext:value-type="float">
            <text:p>156166764</text:p>
          </table:table-cell>
          <table:table-cell office:value-type="float" office:value="68991244" calcext:value-type="float">
            <text:p>68991244</text:p>
          </table:table-cell>
          <table:table-cell office:value-type="float" office:value="953301132" calcext:value-type="float">
            <text:p>9533011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Gas</text:p>
          </table:table-cell>
          <table:table-cell office:value-type="float" office:value="1100" calcext:value-type="float">
            <text:p>1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54787808" calcext:value-type="float">
            <text:p>54787808</text:p>
          </table:table-cell>
          <table:table-cell table:number-columns-repeated="2" office:value-type="float" office:value="181430182" calcext:value-type="float">
            <text:p>181430182</text:p>
          </table:table-cell>
          <table:table-cell office:value-type="float" office:value="2120173868" calcext:value-type="float">
            <text:p>212017386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b-total Infrastructure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151498658" calcext:value-type="float">
            <text:p>2151498658</text:p>
          </table:table-cell>
          <table:table-cell table:style-name="ce2" office:value-type="float" office:value="1049333078" calcext:value-type="float">
            <text:p>1049333078</text:p>
          </table:table-cell>
          <table:table-cell table:style-name="ce2" office:value-type="float" office:value="4021491948" calcext:value-type="float">
            <text:p>4021491948</text:p>
          </table:table-cell>
          <table:table-cell table:style-name="ce2" office:value-type="float" office:value="1869993290" calcext:value-type="float">
            <text:p>1869993290</text:p>
          </table:table-cell>
          <table:table-cell table:style-name="ce2" office:value-type="float" office:value="26637199490" calcext:value-type="float">
            <text:p>26637199490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float" office:value="1400" calcext:value-type="float">
            <text:p>14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Establishment of Parks &amp; Gardens</text:p>
          </table:table-cell>
          <table:table-cell office:value-type="float" office:value="1500" calcext:value-type="float">
            <text:p>1500</text:p>
          </table:table-cell>
          <table:table-cell office:value-type="float" office:value="56780821" calcext:value-type="float">
            <text:p>56780821</text:p>
          </table:table-cell>
          <table:table-cell office:value-type="float" office:value="16638564" calcext:value-type="float">
            <text:p>16638564</text:p>
          </table:table-cell>
          <table:table-cell office:value-type="float" office:value="72949984" calcext:value-type="float">
            <text:p>72949984</text:p>
          </table:table-cell>
          <table:table-cell office:value-type="float" office:value="16169163" calcext:value-type="float">
            <text:p>16169163</text:p>
          </table:table-cell>
          <table:table-cell office:value-type="float" office:value="392961661" calcext:value-type="float">
            <text:p>3929616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portsfields</text:p>
          </table:table-cell>
          <table:table-cell office:value-type="float" office:value="1600" calcext:value-type="float">
            <text:p>1600</text:p>
          </table:table-cell>
          <table:table-cell office:value-type="float" office:value="32287313" calcext:value-type="float">
            <text:p>32287313</text:p>
          </table:table-cell>
          <table:table-cell office:value-type="float" office:value="2022851" calcext:value-type="float">
            <text:p>2022851</text:p>
          </table:table-cell>
          <table:table-cell office:value-type="float" office:value="33894040" calcext:value-type="float">
            <text:p>33894040</text:p>
          </table:table-cell>
          <table:table-cell office:value-type="float" office:value="1606727" calcext:value-type="float">
            <text:p>1606727</text:p>
          </table:table-cell>
          <table:table-cell office:value-type="float" office:value="3677983370" calcext:value-type="float">
            <text:p>3677983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ommunity Halls</text:p>
          </table:table-cell>
          <table:table-cell office:value-type="float" office:value="1700" calcext:value-type="float">
            <text:p>1700</text:p>
          </table:table-cell>
          <table:table-cell office:value-type="float" office:value="1341344" calcext:value-type="float">
            <text:p>1341344</text:p>
          </table:table-cell>
          <table:table-cell office:value-type="float" office:value="10157820" calcext:value-type="float">
            <text:p>10157820</text:p>
          </table:table-cell>
          <table:table-cell office:value-type="float" office:value="6304717" calcext:value-type="float">
            <text:p>6304717</text:p>
          </table:table-cell>
          <table:table-cell office:value-type="float" office:value="4963373" calcext:value-type="float">
            <text:p>4963373</text:p>
          </table:table-cell>
          <table:table-cell office:value-type="float" office:value="239279361" calcext:value-type="float">
            <text:p>2392793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Libraries</text:p>
          </table:table-cell>
          <table:table-cell office:value-type="float" office:value="1800" calcext:value-type="float">
            <text:p>1800</text:p>
          </table:table-cell>
          <table:table-cell office:value-type="float" office:value="8166137" calcext:value-type="float">
            <text:p>8166137</text:p>
          </table:table-cell>
          <table:table-cell office:value-type="float" office:value="108619" calcext:value-type="float">
            <text:p>108619</text:p>
          </table:table-cell>
          <table:table-cell office:value-type="float" office:value="25699737" calcext:value-type="float">
            <text:p>25699737</text:p>
          </table:table-cell>
          <table:table-cell office:value-type="float" office:value="17533600" calcext:value-type="float">
            <text:p>17533600</text:p>
          </table:table-cell>
          <table:table-cell office:value-type="float" office:value="265365467" calcext:value-type="float">
            <text:p>2653654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Recreational Facilities</text:p>
          </table:table-cell>
          <table:table-cell office:value-type="float" office:value="1900" calcext:value-type="float">
            <text:p>1900</text:p>
          </table:table-cell>
          <table:table-cell office:value-type="float" office:value="5573863" calcext:value-type="float">
            <text:p>5573863</text:p>
          </table:table-cell>
          <table:table-cell office:value-type="float" office:value="66824907" calcext:value-type="float">
            <text:p>66824907</text:p>
          </table:table-cell>
          <table:table-cell office:value-type="float" office:value="5593269" calcext:value-type="float">
            <text:p>5593269</text:p>
          </table:table-cell>
          <table:table-cell office:value-type="float" office:value="19406" calcext:value-type="float">
            <text:p>19406</text:p>
          </table:table-cell>
          <table:table-cell office:value-type="float" office:value="303585958" calcext:value-type="float">
            <text:p>3035859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linics</text:p>
          </table:table-cell>
          <table:table-cell office:value-type="float" office:value="2000" calcext:value-type="float">
            <text:p>2000</text:p>
          </table:table-cell>
          <table:table-cell office:value-type="float" office:value="7800180" calcext:value-type="float">
            <text:p>7800180</text:p>
          </table:table-cell>
          <table:table-cell office:value-type="float" office:value="1484861" calcext:value-type="float">
            <text:p>1484861</text:p>
          </table:table-cell>
          <table:table-cell office:value-type="float" office:value="8324380" calcext:value-type="float">
            <text:p>8324380</text:p>
          </table:table-cell>
          <table:table-cell office:value-type="float" office:value="524200" calcext:value-type="float">
            <text:p>524200</text:p>
          </table:table-cell>
          <table:table-cell office:value-type="float" office:value="197280739" calcext:value-type="float">
            <text:p>1972807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Museums &amp; Art Galleries</text:p>
          </table:table-cell>
          <table:table-cell office:value-type="float" office:value="2100" calcext:value-type="float">
            <text:p>2100</text:p>
          </table:table-cell>
          <table:table-cell office:value-type="float" office:value="2821998" calcext:value-type="float">
            <text:p>2821998</text:p>
          </table:table-cell>
          <table:table-cell office:value-type="float" office:value="0" calcext:value-type="float">
            <text:p>0</text:p>
          </table:table-cell>
          <table:table-cell office:value-type="float" office:value="2821998" calcext:value-type="float">
            <text:p>2821998</text:p>
          </table:table-cell>
          <table:table-cell office:value-type="float" office:value="0" calcext:value-type="float">
            <text:p>0</text:p>
          </table:table-cell>
          <table:table-cell office:value-type="float" office:value="7071348" calcext:value-type="float">
            <text:p>7071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</text:p>
          </table:table-cell>
          <table:table-cell office:value-type="float" office:value="2200" calcext:value-type="float">
            <text:p>2200</text:p>
          </table:table-cell>
          <table:table-cell office:value-type="float" office:value="20744182" calcext:value-type="float">
            <text:p>20744182</text:p>
          </table:table-cell>
          <table:table-cell office:value-type="float" office:value="5942071" calcext:value-type="float">
            <text:p>5942071</text:p>
          </table:table-cell>
          <table:table-cell office:value-type="float" office:value="39661635" calcext:value-type="float">
            <text:p>39661635</text:p>
          </table:table-cell>
          <table:table-cell office:value-type="float" office:value="18917453" calcext:value-type="float">
            <text:p>18917453</text:p>
          </table:table-cell>
          <table:table-cell office:value-type="float" office:value="176735163" calcext:value-type="float">
            <text:p>17673516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b-total Community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135515838" calcext:value-type="float">
            <text:p>135515838</text:p>
          </table:table-cell>
          <table:table-cell table:style-name="ce2" office:value-type="float" office:value="103179693" calcext:value-type="float">
            <text:p>103179693</text:p>
          </table:table-cell>
          <table:table-cell table:style-name="ce2" office:value-type="float" office:value="195249760" calcext:value-type="float">
            <text:p>195249760</text:p>
          </table:table-cell>
          <table:table-cell table:style-name="ce2" office:value-type="float" office:value="59733922" calcext:value-type="float">
            <text:p>59733922</text:p>
          </table:table-cell>
          <table:table-cell table:style-name="ce2" office:value-type="float" office:value="5260263067" calcext:value-type="float">
            <text:p>5260263067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HERITAGE ASSETS</text:p>
          </table:table-cell>
          <table:table-cell table:style-name="ce1" office:value-type="float" office:value="2310" calcext:value-type="float">
            <text:p>23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Heritage Assets</text:p>
          </table:table-cell>
          <table:table-cell office:value-type="float" office:value="2311" calcext:value-type="float">
            <text:p>2311</text:p>
          </table:table-cell>
          <table:table-cell office:value-type="float" office:value="6546520" calcext:value-type="float">
            <text:p>6546520</text:p>
          </table:table-cell>
          <table:table-cell office:value-type="float" office:value="21530031" calcext:value-type="float">
            <text:p>21530031</text:p>
          </table:table-cell>
          <table:table-cell office:value-type="float" office:value="6546520" calcext:value-type="float">
            <text:p>6546520</text:p>
          </table:table-cell>
          <table:table-cell office:value-type="float" office:value="0" calcext:value-type="float">
            <text:p>0</text:p>
          </table:table-cell>
          <table:table-cell office:value-type="float" office:value="9048999" calcext:value-type="float">
            <text:p>90489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b-total Heritage Assets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546520" calcext:value-type="float">
            <text:p>6546520</text:p>
          </table:table-cell>
          <table:table-cell table:style-name="ce2" office:value-type="float" office:value="21530031" calcext:value-type="float">
            <text:p>21530031</text:p>
          </table:table-cell>
          <table:table-cell table:style-name="ce2" office:value-type="float" office:value="6546520" calcext:value-type="float">
            <text:p>65465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48999" calcext:value-type="float">
            <text:p>9048999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INVESTMENT PROPERTIES</text:p>
          </table:table-cell>
          <table:table-cell table:style-name="ce1" office:value-type="float" office:value="2320" calcext:value-type="float">
            <text:p>232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vestment Properties</text:p>
          </table:table-cell>
          <table:table-cell office:value-type="float" office:value="2321" calcext:value-type="float">
            <text:p>2321</text:p>
          </table:table-cell>
          <table:table-cell office:value-type="float" office:value="2399971" calcext:value-type="float">
            <text:p>2399971</text:p>
          </table:table-cell>
          <table:table-cell office:value-type="float" office:value="0" calcext:value-type="float">
            <text:p>0</text:p>
          </table:table-cell>
          <table:table-cell office:value-type="float" office:value="55719262" calcext:value-type="float">
            <text:p>55719262</text:p>
          </table:table-cell>
          <table:table-cell office:value-type="float" office:value="53319291" calcext:value-type="float">
            <text:p>53319291</text:p>
          </table:table-cell>
          <table:table-cell office:value-type="float" office:value="588190997" calcext:value-type="float">
            <text:p>58819099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b-total Investment Properties</text:p>
          </table:table-cell>
          <table:table-cell table:style-name="ce2" office:value-type="float" office:value="2322" calcext:value-type="float">
            <text:p>2322</text:p>
          </table:table-cell>
          <table:table-cell table:style-name="ce2" office:value-type="float" office:value="2399971" calcext:value-type="float">
            <text:p>23999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719262" calcext:value-type="float">
            <text:p>55719262</text:p>
          </table:table-cell>
          <table:table-cell table:style-name="ce2" office:value-type="float" office:value="53319291" calcext:value-type="float">
            <text:p>53319291</text:p>
          </table:table-cell>
          <table:table-cell table:style-name="ce2" office:value-type="float" office:value="588190997" calcext:value-type="float">
            <text:p>588190997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OTHER ASSETS</text:p>
          </table:table-cell>
          <table:table-cell table:style-name="ce1" office:value-type="float" office:value="2400" calcext:value-type="float">
            <text:p>24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 motor vehicles</text:p>
          </table:table-cell>
          <table:table-cell office:value-type="float" office:value="2500" calcext:value-type="float">
            <text:p>2500</text:p>
          </table:table-cell>
          <table:table-cell office:value-type="float" office:value="110354877" calcext:value-type="float">
            <text:p>110354877</text:p>
          </table:table-cell>
          <table:table-cell office:value-type="float" office:value="148517016" calcext:value-type="float">
            <text:p>148517016</text:p>
          </table:table-cell>
          <table:table-cell office:value-type="float" office:value="215904013" calcext:value-type="float">
            <text:p>215904013</text:p>
          </table:table-cell>
          <table:table-cell office:value-type="float" office:value="105549136" calcext:value-type="float">
            <text:p>105549136</text:p>
          </table:table-cell>
          <table:table-cell office:value-type="float" office:value="1264955526" calcext:value-type="float">
            <text:p>12649555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Plant &amp; equipment</text:p>
          </table:table-cell>
          <table:table-cell office:value-type="float" office:value="2600" calcext:value-type="float">
            <text:p>2600</text:p>
          </table:table-cell>
          <table:table-cell office:value-type="float" office:value="18988126" calcext:value-type="float">
            <text:p>18988126</text:p>
          </table:table-cell>
          <table:table-cell office:value-type="float" office:value="11999514" calcext:value-type="float">
            <text:p>11999514</text:p>
          </table:table-cell>
          <table:table-cell office:value-type="float" office:value="345899022" calcext:value-type="float">
            <text:p>345899022</text:p>
          </table:table-cell>
          <table:table-cell office:value-type="float" office:value="326910896" calcext:value-type="float">
            <text:p>326910896</text:p>
          </table:table-cell>
          <table:table-cell office:value-type="float" office:value="1007581369" calcext:value-type="float">
            <text:p>10075813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ffice equipment</text:p>
          </table:table-cell>
          <table:table-cell office:value-type="float" office:value="2700" calcext:value-type="float">
            <text:p>2700</text:p>
          </table:table-cell>
          <table:table-cell office:value-type="float" office:value="136246509" calcext:value-type="float">
            <text:p>136246509</text:p>
          </table:table-cell>
          <table:table-cell office:value-type="float" office:value="1478371458" calcext:value-type="float">
            <text:p>1478371458</text:p>
          </table:table-cell>
          <table:table-cell office:value-type="float" office:value="357930479" calcext:value-type="float">
            <text:p>357930479</text:p>
          </table:table-cell>
          <table:table-cell office:value-type="float" office:value="221683970" calcext:value-type="float">
            <text:p>221683970</text:p>
          </table:table-cell>
          <table:table-cell office:value-type="float" office:value="943711124" calcext:value-type="float">
            <text:p>9437111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Abattoirs</text:p>
          </table:table-cell>
          <table:table-cell office:value-type="float" office:value="2800" calcext:value-type="float">
            <text:p>2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Markets</text:p>
          </table:table-cell>
          <table:table-cell office:value-type="float" office:value="2900" calcext:value-type="float">
            <text:p>2900</text:p>
          </table:table-cell>
          <table:table-cell office:value-type="float" office:value="143392" calcext:value-type="float">
            <text:p>143392</text:p>
          </table:table-cell>
          <table:table-cell office:value-type="float" office:value="0" calcext:value-type="float">
            <text:p>0</text:p>
          </table:table-cell>
          <table:table-cell office:value-type="float" office:value="143392" calcext:value-type="float">
            <text:p>143392</text:p>
          </table:table-cell>
          <table:table-cell office:value-type="float" office:value="0" calcext:value-type="float">
            <text:p>0</text:p>
          </table:table-cell>
          <table:table-cell office:value-type="float" office:value="64458797" calcext:value-type="float">
            <text:p>644587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Airports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59" calcext:value-type="float">
            <text:p>477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ecurity Measures</text:p>
          </table:table-cell>
          <table:table-cell office:value-type="float" office:value="3100" calcext:value-type="float">
            <text:p>3100</text:p>
          </table:table-cell>
          <table:table-cell office:value-type="float" office:value="9219289" calcext:value-type="float">
            <text:p>9219289</text:p>
          </table:table-cell>
          <table:table-cell office:value-type="float" office:value="235492" calcext:value-type="float">
            <text:p>235492</text:p>
          </table:table-cell>
          <table:table-cell office:value-type="float" office:value="29373305" calcext:value-type="float">
            <text:p>29373305</text:p>
          </table:table-cell>
          <table:table-cell office:value-type="float" office:value="20154016" calcext:value-type="float">
            <text:p>20154016</text:p>
          </table:table-cell>
          <table:table-cell office:value-type="float" office:value="234863164" calcext:value-type="float">
            <text:p>234863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ivic Land and Buildings</text:p>
          </table:table-cell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  <table:table-cell office:value-type="float" office:value="74172886" calcext:value-type="float">
            <text:p>741728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 Land and Buildings</text:p>
          </table:table-cell>
          <table:table-cell office:value-type="float" office:value="3120" calcext:value-type="float">
            <text:p>3120</text:p>
          </table:table-cell>
          <table:table-cell office:value-type="float" office:value="146689999" calcext:value-type="float">
            <text:p>146689999</text:p>
          </table:table-cell>
          <table:table-cell office:value-type="float" office:value="136056459" calcext:value-type="float">
            <text:p>136056459</text:p>
          </table:table-cell>
          <table:table-cell office:value-type="float" office:value="588311393" calcext:value-type="float">
            <text:p>588311393</text:p>
          </table:table-cell>
          <table:table-cell office:value-type="float" office:value="441621394" calcext:value-type="float">
            <text:p>441621394</text:p>
          </table:table-cell>
          <table:table-cell office:value-type="float" office:value="3697493350" calcext:value-type="float">
            <text:p>36974933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15599183" calcext:value-type="float">
            <text:p>315599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0827201" calcext:value-type="float">
            <text:p>-14208272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b-total Other Assets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421642192" calcext:value-type="float">
            <text:p>421642192</text:p>
          </table:table-cell>
          <table:table-cell table:style-name="ce2" office:value-type="float" office:value="2164952008" calcext:value-type="float">
            <text:p>2164952008</text:p>
          </table:table-cell>
          <table:table-cell table:style-name="ce2" office:value-type="float" office:value="1537561604" calcext:value-type="float">
            <text:p>1537561604</text:p>
          </table:table-cell>
          <table:table-cell table:style-name="ce2" office:value-type="float" office:value="1115919412" calcext:value-type="float">
            <text:p>1115919412</text:p>
          </table:table-cell>
          <table:table-cell table:style-name="ce2" office:value-type="float" office:value="5792283888" calcext:value-type="float">
            <text:p>5792283888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SPECIALISED VEHICLES</text:p>
          </table:table-cell>
          <table:table-cell table:style-name="ce1" office:value-type="float" office:value="3400" calcext:value-type="float">
            <text:p>34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Refuse</text:p>
          </table:table-cell>
          <table:table-cell office:value-type="float" office:value="3500" calcext:value-type="float">
            <text:p>3500</text:p>
          </table:table-cell>
          <table:table-cell office:value-type="float" office:value="87383637" calcext:value-type="float">
            <text:p>87383637</text:p>
          </table:table-cell>
          <table:table-cell office:value-type="float" office:value="0" calcext:value-type="float">
            <text:p>0</text:p>
          </table:table-cell>
          <table:table-cell office:value-type="float" office:value="87383637" calcext:value-type="float">
            <text:p>87383637</text:p>
          </table:table-cell>
          <table:table-cell office:value-type="float" office:value="0" calcext:value-type="float">
            <text:p>0</text:p>
          </table:table-cell>
          <table:table-cell office:value-type="float" office:value="357325263" calcext:value-type="float">
            <text:p>357325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Fire</text:p>
          </table:table-cell>
          <table:table-cell office:value-type="float" office:value="3600" calcext:value-type="float">
            <text:p>3600</text:p>
          </table:table-cell>
          <table:table-cell office:value-type="float" office:value="29899766" calcext:value-type="float">
            <text:p>29899766</text:p>
          </table:table-cell>
          <table:table-cell office:value-type="float" office:value="0" calcext:value-type="float">
            <text:p>0</text:p>
          </table:table-cell>
          <table:table-cell office:value-type="float" office:value="29899766" calcext:value-type="float">
            <text:p>29899766</text:p>
          </table:table-cell>
          <table:table-cell office:value-type="float" office:value="0" calcext:value-type="float">
            <text:p>0</text:p>
          </table:table-cell>
          <table:table-cell office:value-type="float" office:value="77796189" calcext:value-type="float">
            <text:p>777961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onservancy</text:p>
          </table:table-cell>
          <table:table-cell office:value-type="float" office:value="3700" calcext:value-type="float">
            <text:p>37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Ambulances</text:p>
          </table:table-cell>
          <table:table-cell office:value-type="float" office:value="3800" calcext:value-type="float">
            <text:p>3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uses</text:p>
          </table:table-cell>
          <table:table-cell office:value-type="float" office:value="3900" calcext:value-type="float">
            <text:p>3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095696" calcext:value-type="float">
            <text:p>40709569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b-total Specialised Vehicles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17283403" calcext:value-type="float">
            <text:p>1172834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283403" calcext:value-type="float">
            <text:p>1172834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2217148" calcext:value-type="float">
            <text:p>842217148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AGRICULTURAL ASSETS</text:p>
          </table:table-cell>
          <table:table-cell table:style-name="ce1" office:value-type="float" office:value="4010" calcext:value-type="float">
            <text:p>40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Agricultural Assets</text:p>
          </table:table-cell>
          <table:table-cell office:value-type="float" office:value="4011" calcext:value-type="float">
            <text:p>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b-total Agricultural Assets</text:p>
          </table:table-cell>
          <table:table-cell table:style-name="ce2" office:value-type="float" office:value="4012" calcext:value-type="float">
            <text:p>401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BIOLOGICAL ASSETS</text:p>
          </table:table-cell>
          <table:table-cell table:style-name="ce1" office:value-type="float" office:value="4020" calcext:value-type="float">
            <text:p>402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iological Assets</text:p>
          </table:table-cell>
          <table:table-cell office:value-type="float" office:value="4021" calcext:value-type="float">
            <text:p>40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Sub-total Biological Assets</text:p>
          </table:table-cell>
          <table:table-cell office:value-type="float" office:value="4022" calcext:value-type="float">
            <text:p>40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INTANGIBLES</text:p>
          </table:table-cell>
          <table:table-cell table:style-name="ce1" office:value-type="float" office:value="4030" calcext:value-type="float">
            <text:p>403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tangibles</text:p>
          </table:table-cell>
          <table:table-cell office:value-type="float" office:value="4031" calcext:value-type="float">
            <text:p>4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4622" calcext:value-type="float">
            <text:p>494622</text:p>
          </table:table-cell>
          <table:table-cell office:value-type="float" office:value="629162001" calcext:value-type="float">
            <text:p>6291620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b-total Intangibles</text:p>
          </table:table-cell>
          <table:table-cell table:style-name="ce2" office:value-type="float" office:value="4032" calcext:value-type="float">
            <text:p>40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94622" calcext:value-type="float">
            <text:p>494622</text:p>
          </table:table-cell>
          <table:table-cell table:style-name="ce2" office:value-type="float" office:value="629162001" calcext:value-type="float">
            <text:p>629162001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2834886582" calcext:value-type="float">
            <text:p>2834886582</text:p>
          </table:table-cell>
          <table:table-cell table:style-name="ce2" office:value-type="float" office:value="3338994810" calcext:value-type="float">
            <text:p>3338994810</text:p>
          </table:table-cell>
          <table:table-cell table:style-name="ce2" office:value-type="float" office:value="5934347119" calcext:value-type="float">
            <text:p>5934347119</text:p>
          </table:table-cell>
          <table:table-cell table:style-name="ce2" office:value-type="float" office:value="3099460537" calcext:value-type="float">
            <text:p>3099460537</text:p>
          </table:table-cell>
          <table:table-cell table:style-name="ce2" office:value-type="float" office:value="39758365590" calcext:value-type="float">
            <text:p>39758365590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SOURCE OF FINANCE</text:p>
          </table:table-cell>
          <table:table-cell table:style-name="ce1" office:value-type="float" office:value="4200" calcext:value-type="float">
            <text:p>42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External Loans</text:p>
          </table:table-cell>
          <table:table-cell office:value-type="float" office:value="4300" calcext:value-type="float">
            <text:p>4300</text:p>
          </table:table-cell>
          <table:table-cell office:value-type="float" office:value="1421950672" calcext:value-type="float">
            <text:p>1421950672</text:p>
          </table:table-cell>
          <table:table-cell office:value-type="float" office:value="0" calcext:value-type="float">
            <text:p>0</text:p>
          </table:table-cell>
          <table:table-cell office:value-type="float" office:value="2441422621" calcext:value-type="float">
            <text:p>2441422621</text:p>
          </table:table-cell>
          <table:table-cell office:value-type="float" office:value="1019471949" calcext:value-type="float">
            <text:p>101947194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Asset Financing Reserve</text:p>
          </table:table-cell>
          <table:table-cell office:value-type="float" office:value="4400" calcext:value-type="float">
            <text:p>4400</text:p>
          </table:table-cell>
          <table:table-cell office:value-type="float" office:value="423622832" calcext:value-type="float">
            <text:p>423622832</text:p>
          </table:table-cell>
          <table:table-cell office:value-type="float" office:value="0" calcext:value-type="float">
            <text:p>0</text:p>
          </table:table-cell>
          <table:table-cell office:value-type="float" office:value="704203665" calcext:value-type="float">
            <text:p>704203665</text:p>
          </table:table-cell>
          <table:table-cell office:value-type="float" office:value="280580833" calcext:value-type="float">
            <text:p>2805808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urplus Cash</text:p>
          </table:table-cell>
          <table:table-cell office:value-type="float" office:value="4500" calcext:value-type="float">
            <text:p>4500</text:p>
          </table:table-cell>
          <table:table-cell office:value-type="float" office:value="82162652" calcext:value-type="float">
            <text:p>82162652</text:p>
          </table:table-cell>
          <table:table-cell office:value-type="float" office:value="0" calcext:value-type="float">
            <text:p>0</text:p>
          </table:table-cell>
          <table:table-cell office:value-type="float" office:value="475596942" calcext:value-type="float">
            <text:p>475596942</text:p>
          </table:table-cell>
          <table:table-cell office:value-type="float" office:value="393434290" calcext:value-type="float">
            <text:p>39343429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Public contributions/ donations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699227" calcext:value-type="float">
            <text:p>12569922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National Government Transfers and Grants</text:p>
          </table:table-cell>
          <table:table-cell office:value-type="float" office:value="4700" calcext:value-type="float">
            <text:p>4700</text:p>
          </table:table-cell>
          <table:table-cell office:value-type="float" office:value="825922898" calcext:value-type="float">
            <text:p>825922898</text:p>
          </table:table-cell>
          <table:table-cell office:value-type="float" office:value="0" calcext:value-type="float">
            <text:p>0</text:p>
          </table:table-cell>
          <table:table-cell office:value-type="float" office:value="2030362485" calcext:value-type="float">
            <text:p>2030362485</text:p>
          </table:table-cell>
          <table:table-cell office:value-type="float" office:value="1204439587" calcext:value-type="float">
            <text:p>120443958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Provincial Government Transfers and Grants</text:p>
          </table:table-cell>
          <table:table-cell office:value-type="float" office:value="4701" calcext:value-type="float">
            <text:p>4701</text:p>
          </table:table-cell>
          <table:table-cell office:value-type="float" office:value="80894552" calcext:value-type="float">
            <text:p>80894552</text:p>
          </table:table-cell>
          <table:table-cell office:value-type="float" office:value="0" calcext:value-type="float">
            <text:p>0</text:p>
          </table:table-cell>
          <table:table-cell office:value-type="float" office:value="156729196" calcext:value-type="float">
            <text:p>156729196</text:p>
          </table:table-cell>
          <table:table-cell office:value-type="float" office:value="75834644" calcext:value-type="float">
            <text:p>758346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District Municipality Transfers and Grants</text:p>
          </table:table-cell>
          <table:table-cell office:value-type="float" office:value="4702" calcext:value-type="float">
            <text:p>47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 Transfers and Grants</text:p>
          </table:table-cell>
          <table:table-cell office:value-type="float" office:value="4703" calcext:value-type="float">
            <text:p>4703</text:p>
          </table:table-cell>
          <table:table-cell office:value-type="float" office:value="332969" calcext:value-type="float">
            <text:p>332969</text:p>
          </table:table-cell>
          <table:table-cell office:value-type="float" office:value="0" calcext:value-type="float">
            <text:p>0</text:p>
          </table:table-cell>
          <table:table-cell office:value-type="float" office:value="332969" calcext:value-type="float">
            <text:p>3329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Leases</text:p>
          </table:table-cell>
          <table:table-cell office:value-type="float" office:value="4800" calcext:value-type="float">
            <text:p>4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338994810" calcext:value-type="float">
            <text:p>33389948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PT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dited Actual</text:p>
          </table:table-cell>
          <table:table-cell table:style-name="ce2" office:value-type="string" calcext:value-type="string">
            <text:p>AU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TOTAL FINANCING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2834886575" calcext:value-type="float">
            <text:p>2834886575</text:p>
          </table:table-cell>
          <table:table-cell table:style-name="ce2" office:value-type="float" office:value="3338994810" calcext:value-type="float">
            <text:p>3338994810</text:p>
          </table:table-cell>
          <table:table-cell table:style-name="ce2" office:value-type="float" office:value="5934347105" calcext:value-type="float">
            <text:p>5934347105</text:p>
          </table:table-cell>
          <table:table-cell table:style-name="ce2" office:value-type="float" office:value="3099460530" calcext:value-type="float">
            <text:p>30994605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 style:data-style-name="N2" text:time-value="14:24:46.708143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22:33.862201793</meta:creation-date>
    <dc:date>2017-12-05T14:57:10.340438412</dc:date>
    <meta:editing-duration>PT12M48S</meta:editing-duration>
    <meta:editing-cycles>3</meta:editing-cycles>
    <meta:generator>LibreOffice/5.1.6.2$Linux_X86_64 LibreOffice_project/10m0$Build-2</meta:generator>
    <meta:document-statistic meta:table-count="1" meta:cell-count="840" meta:object-count="0"/>
  </office:meta>
</office:document-meta>
</file>